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e40" officeooo:paragraph-rsid="00002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to consider when done with <text:s/>the 21 <text:s/>hours video. </text:p>
      <text:p text:style-name="P1"/>
      <text:p text:style-name="P1"/>
      <text:p text:style-name="P1">=&gt; You don’t know javascript and it is actually hosted on github and it contains a lot of book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09:57:37.263349308</meta:creation-date>
    <dc:date>2022-08-30T09:59:56.164340532</dc:date>
    <meta:editing-duration>PT2M23S</meta:editing-duration>
    <meta:editing-cycles>1</meta:editing-cycles>
    <meta:document-statistic meta:table-count="0" meta:image-count="0" meta:object-count="0" meta:page-count="1" meta:paragraph-count="2" meta:word-count="29" meta:character-count="154" meta:non-whitespace-character-count="124"/>
    <meta:generator>LibreOffice/6.4.7.2$Linux_X86_64 LibreOffice_project/40$Build-2</meta:generator>
  </office:meta>
</office:document-meta>
</file>